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198a00" draw:stroke="none" fo:margin="1.000000000000000pt" style:wrap="biggest" style:wrap-dynamic-threshold="0.000000000000000pt" svg:fill-rule="evenodd"/>
    </style:style>
    <style:style style:name="gr3" style:family="graphic">
      <style:graphic-properties draw:fill="solid" draw:fill-color="#ef7d00"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gr5" style:family="graphic">
      <style:graphic-properties draw:fill="solid" draw:fill-color="#de2010" draw:stroke="none" fo:margin="1.000000000000000pt" style:wrap="biggest" style:wrap-dynamic-threshold="0.000000000000000pt" svg:fill-rule="evenodd"/>
    </style:style>
    <style:style style:name="gr6" style:family="graphic">
      <style:graphic-properties draw:fill="solid" draw:fill-color="#ef7d00" draw:stroke="solid" draw:stroke-linejoin="round" fo:margin="1.000000000000000pt" style:wrap="biggest" style:wrap-dynamic-threshold="0.000000000000000pt" svg:fill-rule="evenodd" svg:stroke-color="#000000" svg:stroke-opacity="1" svg:stroke-width="1.000000000000000pt"/>
    </style:style>
    <style:style style:name="gr7" style:family="graphic">
      <style:graphic-properties draw:fill="solid" draw:fill-color="#ef7d00" draw:stroke="solid" draw:stroke-linejoin="miter" fo:margin="1.000000000000000pt" style:wrap="biggest" style:wrap-dynamic-threshold="0.000000000000000pt" svg:fill-rule="evenodd" svg:stroke-color="#000000"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26" draw:layer="" svg:width="149.99998400000pt" svg:height="100.00000000000pt"/>
          <draw:rect draw:style-name="gr3" draw:id="shape3" draw:name="rect616" draw:layer="" svg:width="17.60273600000pt" svg:height="64.06837760000pt" svg:x="132.39726400000pt" svg:y="35.92534160000pt"/>
          <draw:rect draw:style-name="gr4" draw:id="shape4" draw:name="rect617" draw:layer="" svg:width="17.58386720000pt" svg:height="64.08245840000pt" svg:x="114.81524800000pt" svg:y="35.89545920000pt"/>
          <draw:rect draw:style-name="gr5" draw:id="shape5" draw:name="rect618" draw:layer="" svg:width="17.95611600000pt" svg:height="64.06550320000pt" svg:x="96.86430400000pt" svg:y="35.93442400000pt"/>
          <draw:g draw:style-name="gr1" draw:id="shape6" draw:name="g600" svg:y="8.61272381363pt">
            <draw:path draw:style-name="gr6" draw:id="shape7" draw:name="path564" draw:layer="" svg:width="144.77876893312pt" svg:height="73.39507983282pt" draw:transform="matrix(0.18189006893 0.00000000000 0.00000000000 0.18189006893 122.53459998224pt 9.39623705599pt)" svg:viewBox="0 0 145 73" svg:d="M86.0895 18.6943C86.0895 18.6943 122.482 3.19574 126.008 0C127.612 1.91739 111.419 21.4106 79.9974 28.6008C108.533 21.89 132.902 0.798874 137.872 1.43801C139.315 1.75757 138.993 22.0497 73.5846 39.6256C118.793 27.8018 145.085 6.07167 144.765 8.46837C145.085 8.94768 140.276 25.5649 100.678 38.507C111.741 35.9502 141.719 17.7357 141.398 21.2508C142.36 22.6889 112.381 61.036 58.1948 48.5736C101.481 59.758 129.535 32.755 133.543 33.2343C134.344 33.3941 125.526 56.8819 71.0202 58.3199C97.1523 55.6039 89.6164 58.1598 89.6164 58.1598C89.6164 58.1598 74.2258 70.1433 55.6295 61.9952C70.2184 65.99 71.8212 66.1493 72.1417 67.4273C71.1801 69.0247 59.1565 71.4221 47.6141 65.1901C56.9118 69.0247 65.2486 69.6645 65.4085 71.1026C65.2486 71.5814 59.3171 74.9372 54.0268 72.5407C48.7364 70.1433 0 40.2647 0 40.2647L83.0438 17.5759Z" koffice:nodeTypes="cccccccccccccccccccc"/>
            <draw:path draw:style-name="gr6" draw:id="shape8" draw:name="path560" draw:layer="" svg:width="26.57755936834pt" svg:height="38.77791706256pt" draw:transform="matrix(0.18189006893 0.00000000000 0.00000000000 0.18189006893 119.00680807266pt 23.52279473990pt)" svg:viewBox="0 0 27 39" svg:d="M7.93548 22.1973C0.546761 22.1973 0.342934 28.682 0.342934 28.682C0.342934 28.682 -0.266929 29.1502 0.139916 32.2933C1.35964 30.153 1.97032 29.4845 1.97032 29.4845C2.784 29.6185 6.17303 30.6212 11.5283 26.4763C6.64701 31.49 9.56286 33.3622 9.56286 33.3622C9.56286 33.3622 8.41027 37.3069 12.1382 38.1094C10.9864 36.5044 11.6642 35.1004 11.6642 35.1004C11.6642 35.1004 16.8837 34.566 16.5448 28.2815C16.7486 33.9637 19.8666 35.3677 19.8666 35.3677C19.8666 35.3677 19.8666 38.5099 23.2557 38.7779C21.4261 37.1729 21.8321 34.6992 21.8321 34.6992C21.8321 34.6992 26.2387 31.557 22.5099 26.2083C24.7472 24.9375 26.5776 21.3948 26.5776 21.3948C26.5776 21.3948 23.5274 20.1241 22.1039 19.0551C21.4253 17.6503 22.0359 9.96191 22.0359 9.96191L20.2055 0L14.9853 15.5116C15.1883 13.3052 15.3242 22.1973 7.93548 22.1973Z" koffice:nodeTypes="ccccccccccccccccccc"/>
            <draw:path draw:style-name="gr6" draw:id="shape9" draw:name="path563" draw:layer="" svg:width="48.14246013971pt" svg:height="27.72509055519pt" draw:transform="matrix(0.18189006893 0.00000000000 0.00000000000 0.18189006893 124.60654613544pt 19.72667624529pt)" svg:viewBox="0 0 48 28" svg:d="M13.1755 20.5942C13.3357 20.7542 18.6388 26.6617 23.78 26.3417C25.7077 24.7456 19.7629 21.2334 19.7629 20.4349C21.8516 22.3511 30.6886 29.854 36.313 27.1402C38.5619 23.9472 32.2958 24.4264 25.3864 15.805C30.2063 18.998 42.2578 26.0225 47.8813 23.3087C50.2921 20.7542 35.3483 12.7712 30.3674 6.54523L17.5139 0L0 14.2089Z" koffice:nodeTypes="cccccccccc"/>
            <draw:path draw:style-name="gr6" draw:id="shape10" draw:name="path562" draw:layer="" svg:width="86.06946378338pt" svg:height="30.77277296799pt" draw:transform="matrix(0.18189006893 0.00000000000 0.00000000000 0.18189006893 123.41014601804pt 11.26017666307pt)" svg:viewBox="0 0 86 31" svg:d="M0 18.4029C0 18.4029 5.90417 14.8862 29.5216 16.6446C32.0751 16.9642 45.6388 12.009 49.9475 10.5703C56.8089 9.29158 78.6711 4.49605 84.576 0.020309C88.7249 -0.459204 83.4581 7.69307 78.1928 9.6112C72.607 12.1689 52.341 19.2021 45.1597 18.2431C53.7773 18.403 48.9903 25.4363 34.6277 22.0794C41.4899 25.9158 38.9365 26.5551 38.9365 26.5551C38.9365 26.5551 26.8091 27.1946 23.6175 24.4771C31.756 27.5143 28.4045 28.6332 28.4045 28.6332C28.4045 28.6332 20.1068 29.4324 16.2763 27.6741C22.1804 29.4324 19.1488 30.5514 19.1488 30.5514C19.1488 30.5514 14.3618 31.3506 10.3721 29.912C6.38319 28.4734 0.31908 18.4029 0 18.4029Z" koffice:nodeTypes="cccccccccccccc"/>
            <draw:path draw:style-name="gr6" draw:id="shape11" draw:name="path561" draw:layer="" svg:width="25.32361448852pt" svg:height="34.33290175925pt" draw:transform="matrix(0.18189006893 0.00000000000 0.00000000000 0.18189006893 123.36038194371pt 24.01069666080pt)" svg:viewBox="0 0 25 34" svg:d="M9.66615 0.464311L10.5267 16.0037C10.5267 16.0037 10.0633 16.8008 9.66615 17.2659C9.26902 17.7302 -1.31852 15.6051 0.137371 23.7068C0.137371 27.0275 0.203692 27.8903 2.45384 29.75C1.85774 27.5584 2.0567 26.0315 2.0567 26.0315C2.0567 26.0315 5.034 27.8246 7.94577 22.9105C5.96091 27.758 7.34968 29.4845 7.81313 29.6176C8.27659 30.4813 7.01966 34.3986 10.9894 34.3321C9.46798 32.871 10.1959 30.7459 10.1959 30.7459C10.1959 30.7459 14.3646 30.0827 12.9087 22.5119C14.4309 20.9843 15.0262 22.4454 15.0262 22.4454C15.0262 22.4454 15.4889 26.9609 19.1286 26.0315C20.7835 26.9609 18.8641 29.418 18.8641 29.418C18.8641 29.418 21.5106 29.4845 22.3049 27.2264C23.0991 24.969 24.0253 20.9178 19.6576 19.2578C19.1286 17.6644 21.3788 17.5313 21.3788 17.5313C21.3788 17.5313 24.1579 18.4607 24.9514 19.8552C25.7456 21.2497 25.4811 16.2033 22.0404 15.6717C17.8054 15.5386 17.5409 14.6757 17.5409 14.4768C17.5409 14.2772 16.8129 3.18758 16.4821 0Z" koffice:nodeTypes="cccccccccccccccccccccc"/>
            <draw:path draw:style-name="gr6" draw:id="shape12" draw:name="path553" draw:layer="" svg:width="180.84921560862pt" svg:height="97.63946489486pt" draw:transform="matrix(0.18189006893 0.00000000000 0.00000000000 0.18189006893 98.03264934301pt 8.74133951480pt)" svg:viewBox="0 0 181 98" svg:d="M164.352 97.6074C164.405 96.8896 157.015 86.9806 158.889 85.6998C160.764 86.0839 163.837 90.5908 166.327 89.1279C165.572 87.3711 163.348 88.3605 160.822 83.8632C158.297 78.779 157.928 71.1467 149.083 62.8212C154.81 71.6314 167.799 76.7954 168.35 74.2266C168.9 71.6577 156.912 61.9436 157.525 59.6024C159.91 64.4103 171.947 75.1233 180.816 74.2362C181.423 72.1736 173.553 68.0108 171.527 64.1236C165.862 60.3338 150.701 47.3198 150.396 44.3016C144.879 36.2889 141.435 33.8648 139.832 32.942C139.212 32.215 139.057 31.5199 138.935 31.078C135.51 23.0379 140.047 20.4271 142.702 20.041C144.887 19.7992 145.521 20.1249 147.094 19.3667C145.232 18.6413 143.371 17.963 141.51 17.2376C143.937 19.0106 150.137 17.4497 148.793 22.5566C151.511 21.5267 157.296 14.6741 142.237 13.1276C137.338 7.52942 117.19 4.31216 112.147 28.7451C112.549 29.0876 112.76 29.3691 114.042 30.3221C107.68 27.2512 90.517 24.8832 84.3321 23.8879C67.6232 19.0873 50.2703 7.51832 48.6022 8.94106C46.3713 9.92716 58.6977 21.3471 58.057 21.5999C47.3689 15.3941 37.605 10.9974 28.5197 6.99648C22.1282 4.61735 15.7265 -0.921946 15.0205 0.13179C12.6683 4.98428 25.2677 17.1818 27.6112 18.6167C29.9556 19.9891 48.3882 28.5036 48.1164 28.6099C20.3534 16.0613 15.6987 13.7864 14.3055 12.3395C11.8586 11.7906 5.89773 3.77618 4.23655 4.29155C3.32713 5.18127 5.15109 17.8449 18.3991 23.5294C20.5585 25.0965 46.7967 34.4697 46.5398 35.2047C46.4755 35.3883 16.4875 22.8795 15.3227 22.4323C9.54101 20.1746 2.44666 12.2609 1.12034 13.1508C-0.145594 13.9583 4.39075 22.524 10.2331 25.2104C13.2953 26.5562 25.0416 32.3496 35.6246 36.037C36.3 36.2803 16.6019 28.5984 7.13127 24.6574C2.83726 22.2841 0.815063 19.3259 0.160966 19.9624C-0.806507 20.5988 1.72408 33.2523 32.1581 40.3921C32.9598 40.732 42.8709 38.054 42.3811 38.4091C42.2585 38.498 32.5393 40.6051 31.5929 40.533C30.7508 40.405 25.4261 41.1608 25.3298 41.4356C25.0082 42.2915 27.2591 46.8221 42.9729 45.8774C44.9817 45.7571 55.8834 41.9239 54.9675 42.7484C54.5096 43.161 40.1224 47.8164 39.0267 47.9082C38.075 48.0422 33.0208 48.5684 32.834 49.1038C32.6057 49.8339 36.575 53.0584 45.0137 53.5751C52.4853 53.9703 66.6828 49.0288 66.3979 49.3492C66.1132 49.6695 52.7113 54.2426 52.3605 54.5213C51.8756 54.7944 46.9681 55.0595 46.7959 55.4348C46.3959 56.3683 53.875 63.3331 75.9941 55.9004C73.7721 58.8893 63.0505 60.9335 63.0659 61.4717C63.0162 61.8622 65.428 64.1827 69.1765 65.0132C71.0505 65.4284 73.6165 65.3438 75.9604 64.9748C80.1703 64.1356 84.6071 62.477 90.2444 57.289C90.9179 58.9172 76.1625 66.3531 76.8553 67.0622C80.0548 70.0167 90.683 66.6813 91.379 66.294C92.0759 65.9059 111.846 54.8048 111.778 53.52C112.084 55.1665 86.2895 69.124 86.5677 69.6965C88.2236 72.3277 97.0355 69.5584 97.4565 69.3164C97.8767 69.0753 108.702 63.2516 108.999 63.0799C109.295 62.9083 96.2761 70.6675 97.4357 71.8486C96.8751 76.8873 117.768 68.371 119.405 67.3105C120.224 66.7803 109.368 72.0634 109.34 74.5731C112.835 80.4583 124.027 78.5913 125.755 77.2969C126.618 76.6493 124.738 81.6688 125.344 81.2129C125.554 81.1187 127.778 78.5003 128.633 76.6054C128.361 78.2496 127.134 80.84 126.417 83.8121C125.7 86.7842 125.495 90.138 124.512 93.7011C124.286 95.2662 131.408 90.6411 130.373 79.5847C130.983 85.3357 128.124 96.0894 128.873 96.6484C130.369 97.7664 134.506 91.2927 134.924 86.9152C136.152 89.1263 138.73 93.7418 140.948 94.8038C140.707 91.4588 140.99 91.6121 139.992 88.3246C140.568 83.9598 140.648 77.919 140.788 71.0979C146.815 82.5951 149.219 87.4502 147.535 96.2547C149.327 96.999 152.19 90.1093 151.959 86.563C154.26 96.4168 164.194 97.8941 164.352 97.6074Z" koffice:nodeTypes="cccccccccccccccccccccccccccccccccccccccccccccccccccccccccccccccccccccccccccc"/>
            <draw:path draw:style-name="gr6" draw:id="shape13" draw:name="path555" draw:layer="" svg:width="56.95864795971pt" svg:height="32.01258273804pt" draw:transform="matrix(0.18189006893 0.00000000000 0.00000000000 0.18189006893 107.96933800327pt 13.22650722994pt)" svg:viewBox="0 0 57 32" svg:d="M9.26381 0C9.26381 0 5.13637 3.09277 0 2.91089C1.28405 8.00485 11.9238 4.09344 11.9238 4.09344C11.9238 4.09344 6.78736 9.73319 3.11851 10.6428C5.31984 12.462 14.5837 11.8253 16.1433 10.9157C17.7021 10.0061 20.4542 6.45847 20.4542 6.45847C20.4542 6.45847 10.9148 17.3741 9.53901 17.2832C9.35554 18.5566 19.5368 18.1019 21.6466 16.1917C23.7557 14.2814 29.0758 11.4616 29.0758 11.4616C29.0758 11.4616 15.134 21.1036 14.4918 21.1036C19.7199 22.4682 30.1763 19.4663 36.8721 15.3729C26.966 21.9224 26.0494 23.1048 21.0044 25.288C25.4992 26.2887 27.7914 29.2906 43.0176 22.7411C51.7313 18.6478 56.6835 11.1886 56.6835 11.1886C51.2722 18.3748 42.7417 24.4698 33.2955 30.4732C32.7444 31.5646 43.3839 36.0215 56.9586 22.0133" koffice:nodeTypes="cccccccccccccccc"/>
            <draw:path draw:style-name="gr7" draw:id="shape14" draw:name="path556" draw:layer="" svg:width="8.94306632000pt" svg:height="14.01120224000pt" draw:transform="matrix(0.18189006893 0.00000000000 0.00000000000 0.18189006893 122.93999656787pt 18.75159996377pt)" svg:viewBox="0 0 9 14" svg:d="M0 0C0 0 0.96172 4.27611 4.80775 7.55182C8.65463 10.8267 8.94307 14.0112 8.94307 14.0112" koffice:nodeTypes="ccc"/>
            <draw:path draw:style-name="gr7" draw:id="shape15" draw:name="path557" draw:layer="" svg:width="17.95760189876pt" svg:height="32.30256443442pt" draw:transform="matrix(0.18189006893 0.00000000000 0.00000000000 0.18189006893 122.60924766652pt 13.68970120388pt)" svg:viewBox="0 0 18 32" svg:d="M0 0C0 0 1.30816 3.7791 5.14054 6.20862C9.06665 8.63805 14.9562 16.2863 15.4233 17.636C15.8755 19.2696 18.1333 31.0433 17.9467 32.3026" koffice:nodeTypes="cccc"/>
            <draw:path draw:style-name="gr7" draw:id="shape16" draw:name="path558" draw:layer="" svg:width="19.46279079142pt" svg:height="43.92563145091pt" draw:transform="matrix(0.18189006893 0.00000000000 0.00000000000 0.18189006893 117.54731980421pt 14.76493343295pt)" svg:viewBox="0 0 19 44" svg:d="M4.69455 0C4.97065 1.45389 -0.736813 8.81438 7.08717 17.4469C-0.000809684 25.988 4.22512e-11 27.0791 4.22512e-11 27.0791C4.22512e-11 27.0791 3.95774 29.2596 11.0457 23.2623C22.7351 37.4383 18.8397 43.9256 18.8397 43.9256" koffice:nodeTypes="ccccc"/>
            <draw:path draw:style-name="gr6" draw:id="shape17" draw:name="path559" draw:layer="" svg:width="15.36134111753pt" svg:height="11.51140980364pt" draw:transform="matrix(0.18189006893 0.00000000000 0.00000000000 0.18189006893 120.71165452004pt 19.62714599958pt)" svg:viewBox="0 0 15 12" svg:d="M0.291441 7.38102C0.291441 7.38102 -0.751108 5.82199 1.10745 0C2.78102 2.10489 4.64193 2.55418 5.45794 3.40612C6.27317 4.25806 14.8181 5.54947 15.3613 11.5114" koffice:nodeTypes="cccc"/>
            <draw:path draw:style-name="gr7" draw:id="shape18" draw:name="path552" draw:layer="" svg:width="8.62619648000pt" svg:height="3.53793014218pt" draw:transform="matrix(0.18189006893 0.00000000000 0.00000000000 0.18189006893 121.11949524596pt 10.88999522044pt)" svg:viewBox="0 0 9 4" svg:d="M8.6262 1.98893C8.6262 1.52396 6.80277 -2.56793 0 2.54694C3.64603 2.77933 7.2472 4.96481 8.6262 1.98893Z" koffice:nodeTypes="ccc"/>
            <draw:path draw:style-name="gr6" draw:id="shape19" draw:name="path565" draw:layer="" svg:width="65.44174450417pt" svg:height="38.29720553099pt" draw:transform="matrix(0.18189006893 0.00000000000 0.00000000000 0.18189006893 126.86771316283pt 14.35717955203pt)" svg:viewBox="0 0 65 38" svg:d="M39.3624 0C39.6843 0.161026 59.0024 4.34874 65.4417 2.25493C57.2316 13.2072 40.8113 5.7983 40.8113 5.7983C48.8601 8.21425 49.1828 8.05323 51.7579 10.3081C52.563 12.4019 36.9478 11.4355 31.796 8.53638C46.1236 13.0461 46.4455 12.7241 46.9288 14.4957C47.5733 16.9116 23.4253 13.8514 21.3326 10.6302C27.772 15.6232 31.3136 16.5896 34.8551 18.8445C30.5084 20.7773 22.4596 22.7097 7.64876 12.2409C27.1274 29.9579 44.6747 28.8303 47.412 32.0516C40.6507 42.0376 14.41 26.0924 2.3364 18.0391C-9.73722 9.98594 28.7377 37.5281 32.28 37.0446C30.5084 39.7824 17.791 37.3667 16.9859 36.0784" koffice:nodeTypes="ccccccccccccc"/>
            <draw:path draw:style-name="gr7" draw:id="shape20" draw:name="path566" draw:layer="" svg:width="9.94640000000pt" svg:height="0.26581765601pt" draw:transform="matrix(0.18189006893 0.00000000000 0.00000000000 0.18189006893 133.09862967366pt 17.71310952862pt)" svg:viewBox="0 0 10 0" svg:d="M9.9464 0C7.7008 0.32088 0.9624 0.32088 0 0.1604" koffice:nodeTypes="cc"/>
            <draw:path draw:style-name="gr6" draw:id="shape21" draw:name="path554" draw:layer="" svg:width="38.30710523077pt" svg:height="17.56416452047pt" draw:transform="matrix(0.18189006893 0.00000000000 0.00000000000 0.18189006893 108.61448025096pt 12.69716347574pt)" svg:viewBox="0 0 38 18" svg:d="M0 0C0 0 14.5117 7.85762 20.6406 7.30296C19.0184 8.87448 16.5843 9.5216 16.5843 9.5216C18.1169 10.1687 22.3531 12.4798 28.7531 11.0007C27.2205 12.5721 25.2376 14.3287 25.2376 14.3287C25.2376 14.3287 30.7361 16.4548 36.9553 13.1268C35.0627 15.5303 33.9805 17.2869 33.9805 17.2869L38.3071 17.5642" koffice:nodeTypes="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6:07</dc:date>
    <meta:creation-date>2011-05-22T06:10:18</meta:creation-date>
    <dc:creator>Yue Liu</dc:creator>
  </office:meta>
</office:document-meta>
</file>